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7">
      <text:list-level-style-number text:level="1" text:style-name="WW_CharLFO17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9">
      <text:list-level-style-number text:level="1" text:style-name="WW_CharLFO19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bullet text:level="1" text:style-name="WW_CharLFO2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 fo:text-align="center"/>
    </style:style>
    <style:style style:name="T34" style:parent-style-name="Fonteparág.padrão" style:family="text">
      <style:text-properties style:font-name="Times New Roman" fo:language="pt" fo:country="BR"/>
    </style:style>
    <style:style style:name="P35" style:parent-style-name="Textbody" style:family="paragraph">
      <style:paragraph-properties fo:text-align="center"/>
    </style:style>
    <style:style style:name="P36" style:parent-style-name="Textbody" style:family="paragraph">
      <style:text-properties fo:language="pt" fo:country="BR"/>
    </style:style>
    <style:style style:name="P37" style:parent-style-name="Título2" style:list-style-name="WW_OutlineListStyle_7" style:family="paragraph">
      <style:text-properties fo:language="pt" fo:country="BR"/>
    </style:style>
    <style:style style:name="P38" style:parent-style-name="Textbody" style:family="paragraph">
      <style:text-properties fo:language="pt" fo:country="BR"/>
    </style:style>
    <style:style style:name="P39" style:parent-style-name="Textbody" style:list-style-name="LFO18" style:family="paragraph">
      <style:paragraph-properties style:text-autospace="none" style:vertical-align="auto"/>
      <style:text-properties fo:language="pt" fo:country="BR"/>
    </style:style>
    <style:style style:name="P40" style:parent-style-name="Textbody" style:family="paragraph">
      <style:text-properties fo:language="pt" fo:country="BR"/>
    </style:style>
    <style:style style:name="P41" style:parent-style-name="Textbody" style:family="paragraph">
      <style:text-properties style:font-name-asian="Verdana" style:font-name-complex="Verdana" fo:language="pt" fo:country="BR"/>
    </style:style>
    <style:style style:name="P42" style:parent-style-name="Textbody" style:family="paragraph">
      <style:text-properties style:font-name-asian="Verdana" style:font-name-complex="Verdana" fo:language="pt" fo:country="BR"/>
    </style:style>
    <style:style style:name="T43" style:parent-style-name="Fonteparág.padrão" style:family="text">
      <style:text-properties style:font-name-asian="Verdana" style:font-name-complex="Verdana" fo:language="pt" fo:country="BR"/>
    </style:style>
    <style:style style:name="P44" style:parent-style-name="Textbody" style:family="paragraph">
      <style:text-properties style:font-name-asian="Verdana" style:font-name-complex="Verdana" fo:language="pt" fo:country="BR"/>
    </style:style>
    <style:style style:name="T45" style:parent-style-name="Fonteparág.padrão" style:family="text">
      <style:text-properties style:font-name-asian="Verdana" style:font-name-complex="Verdana" fo:language="pt" fo:country="BR"/>
    </style:style>
    <style:style style:name="T46" style:parent-style-name="Fonteparág.padrão" style:family="text">
      <style:text-properties style:font-name-asian="Verdana" style:font-name-complex="Verdana" fo:language="pt" fo:country="BR"/>
    </style:style>
    <style:style style:name="T47" style:parent-style-name="Fonteparág.padrão" style:family="text">
      <style:text-properties style:font-name-asian="Tahoma" style:font-name-complex="Tahoma" fo:language="pt" fo:country="BR"/>
    </style:style>
    <style:style style:name="P48" style:parent-style-name="Textbody" style:family="paragraph">
      <style:text-properties style:font-name-asian="Tahoma" style:font-name-complex="Tahoma" fo:language="pt" fo:country="BR"/>
    </style:style>
    <style:style style:name="P49" style:parent-style-name="Textbody" style:family="paragraph">
      <style:text-properties style:font-name-asian="Tahoma" style:font-name-complex="Tahoma" fo:language="pt" fo:country="BR"/>
    </style:style>
    <style:style style:name="P50" style:parent-style-name="Textbody" style:family="paragraph">
      <style:text-properties style:font-name-asian="Tahoma" style:font-name-complex="Tahoma" fo:language="pt" fo:country="BR"/>
    </style:style>
    <style:style style:name="P51" style:parent-style-name="Textbody" style:family="paragraph">
      <style:text-properties style:font-name-asian="Tahoma" style:font-name-complex="Tahoma" fo:language="pt" fo:country="BR"/>
    </style:style>
    <style:style style:name="P52" style:parent-style-name="Textbody" style:family="paragraph">
      <style:text-properties style:font-name-asian="Tahoma" style:font-name-complex="Tahoma" fo:language="pt" fo:country="BR"/>
    </style:style>
    <style:style style:name="P53" style:parent-style-name="Textbody" style:family="paragraph">
      <style:text-properties style:font-name-complex="Tahoma" fo:language="pt" fo:country="BR"/>
    </style:style>
    <style:style style:name="P54" style:parent-style-name="Textbody" style:family="paragraph">
      <style:text-properties style:font-name-complex="Tahoma" fo:language="pt" fo:country="BR"/>
    </style:style>
    <style:style style:name="P55" style:parent-style-name="Textbody" style:family="paragraph">
      <style:text-properties style:font-name-complex="Tahoma" fo:language="pt" fo:country="BR"/>
    </style:style>
    <style:style style:name="T56" style:parent-style-name="Fonteparág.padrão" style:family="text">
      <style:text-properties style:font-name-asian="Tahoma" style:font-name-complex="Tahoma" fo:language="pt" fo:country="BR"/>
    </style:style>
    <style:style style:name="T57" style:parent-style-name="Fonteparág.padrão" style:family="text">
      <style:text-properties style:font-name-asian="Tahoma" style:font-name-complex="Tahoma" fo:language="pt" fo:country="BR"/>
    </style:style>
    <style:style style:name="T58" style:parent-style-name="Fonteparág.padrão" style:family="text">
      <style:text-properties style:font-name-asian="Tahoma" style:font-name-complex="Tahoma" fo:font-style="italic" style:font-style-asian="italic" style:font-style-complex="italic" fo:language="pt" fo:country="BR"/>
    </style:style>
    <style:style style:name="T59" style:parent-style-name="Fonteparág.padrão" style:family="text">
      <style:text-properties style:font-name-asian="Tahoma" style:font-name-complex="Tahoma" fo:language="pt" fo:country="BR"/>
    </style:style>
    <style:style style:name="P60" style:parent-style-name="Standard" style:family="paragraph">
      <style:paragraph-properties fo:margin-left="0.5in">
        <style:tab-stops/>
      </style:paragraph-properties>
      <style:text-properties style:font-name-asian="Tahoma" style:font-name-complex="Tahoma" fo:font-size="10pt" style:font-size-asian="10pt" style:font-size-complex="10pt" fo:language="pt" fo:country="BR"/>
    </style:style>
    <style:style style:name="P61" style:parent-style-name="Textbody" style:family="paragraph">
      <style:text-properties style:font-name-complex="Tahoma" fo:language="pt" fo:country="BR"/>
    </style:style>
    <style:style style:name="P62" style:parent-style-name="Textbody" style:list-style-name="LFO17" style:family="paragraph">
      <style:paragraph-properties style:text-autospace="none" style:vertical-align="auto"/>
      <style:text-properties fo:language="pt" fo:country="BR"/>
    </style:style>
    <style:style style:name="P63" style:parent-style-name="Textbody" style:list-style-name="LFO17" style:family="paragraph">
      <style:paragraph-properties style:text-autospace="none" style:vertical-align="auto"/>
      <style:text-properties fo:language="pt" fo:country="BR"/>
    </style:style>
    <style:style style:name="P64" style:parent-style-name="Textbody" style:list-style-name="LFO17" style:family="paragraph">
      <style:paragraph-properties style:text-autospace="none" style:vertical-align="auto"/>
    </style:style>
    <style:style style:name="T65" style:parent-style-name="Fonteparág.padrão" style:family="text">
      <style:text-properties fo:language="pt" fo:country="BR"/>
    </style:style>
    <style:style style:name="T66" style:parent-style-name="Fonteparág.padrão" style:family="text">
      <style:text-properties style:font-name-asian="Tahoma" style:font-name-complex="Tahoma" fo:language="pt" fo:country="BR"/>
    </style:style>
    <style:style style:name="P67" style:parent-style-name="Textbody" style:list-style-name="LFO17" style:family="paragraph">
      <style:paragraph-properties style:text-autospace="none" style:vertical-align="auto"/>
      <style:text-properties fo:language="pt" fo:country="BR"/>
    </style:style>
    <style:style style:name="P68" style:parent-style-name="Textbody" style:list-style-name="LFO17" style:family="paragraph">
      <style:paragraph-properties style:text-autospace="none" style:vertical-align="auto"/>
      <style:text-properties fo:language="pt" fo:country="BR"/>
    </style:style>
    <style:style style:name="T69" style:parent-style-name="Fonteparág.padrão" style:family="text">
      <style:text-properties fo:language="pt" fo:country="BR"/>
    </style:style>
    <style:style style:name="T70" style:parent-style-name="Fonteparág.padrão" style:family="text">
      <style:text-properties fo:font-size="10pt" style:font-size-asian="10pt" style:font-size-complex="10pt" fo:language="pt" fo:country="BR"/>
    </style:style>
    <style:style style:name="T71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72" style:parent-style-name="Fonteparág.padrão" style:family="text">
      <style:text-properties fo:font-size="10pt" style:font-size-asian="10pt" style:font-size-complex="10pt" fo:language="pt" fo:country="BR"/>
    </style:style>
    <style:style style:name="T73" style:parent-style-name="Fonteparág.padrão" style:family="text">
      <style:text-properties fo:font-size="10pt" style:font-size-asian="10pt" style:font-size-complex="10pt" fo:language="pt" fo:country="BR"/>
    </style:style>
    <style:style style:name="T74" style:parent-style-name="Fonteparág.padrão" style:family="text">
      <style:text-properties fo:font-size="10pt" style:font-size-asian="10pt" style:font-size-complex="10pt" fo:language="pt" fo:country="BR"/>
    </style:style>
    <style:style style:name="P75" style:parent-style-name="Standard" style:family="paragraph">
      <style:text-properties fo:font-size="10pt" style:font-size-asian="10pt" style:font-size-complex="10pt" fo:language="pt" fo:country="BR"/>
    </style:style>
    <style:style style:name="T76" style:parent-style-name="Fonteparág.padrão" style:family="text">
      <style:text-properties fo:language="pt" fo:country="BR"/>
    </style:style>
    <style:style style:name="T77" style:parent-style-name="Fonteparág.padrão" style:family="text">
      <style:text-properties fo:font-size="10pt" style:font-size-asian="10pt" style:font-size-complex="10pt" fo:language="pt" fo:country="BR"/>
    </style:style>
    <style:style style:name="P78" style:parent-style-name="Textbody" style:family="paragraph">
      <style:paragraph-properties fo:text-align="justify" fo:margin-left="0.6979in">
        <style:tab-stops/>
      </style:paragraph-properties>
    </style:style>
    <style:style style:name="T79" style:parent-style-name="Fonteparág.padrão" style:family="text">
      <style:text-properties fo:language="pt" fo:country="BR"/>
    </style:style>
    <style:style style:name="T80" style:parent-style-name="DefaultParagraphFont" style:family="text">
      <style:text-properties fo:language="pt" fo:country="BR"/>
    </style:style>
    <style:style style:name="T81" style:parent-style-name="DefaultParagraphFont" style:family="text">
      <style:text-properties fo:language="pt" fo:country="BR"/>
    </style:style>
    <style:style style:name="T82" style:parent-style-name="DefaultParagraphFont" style:family="text">
      <style:text-properties fo:language="pt" fo:country="BR"/>
    </style:style>
    <style:style style:name="P83" style:parent-style-name="Textbody" style:family="paragraph">
      <style:paragraph-properties fo:text-align="justify" fo:margin-left="0.4916in" fo:text-indent="0.4916in">
        <style:tab-stops/>
      </style:paragraph-properties>
      <style:text-properties fo:language="pt" fo:country="BR"/>
    </style:style>
    <style:style style:name="P84" style:parent-style-name="Standard" style:list-style-name="LFO20" style:family="paragraph">
      <style:paragraph-properties fo:widows="0" fo:orphans="0" style:text-autospace="none" style:vertical-align="auto" fo:margin-left="0.7395in" fo:text-indent="0in">
        <style:tab-stops/>
      </style:paragraph-properties>
      <style:text-properties fo:font-size="10pt" style:font-size-asian="10pt" style:font-size-complex="10pt" fo:language="pt" fo:country="BR"/>
    </style:style>
    <style:style style:name="P85" style:parent-style-name="Standard" style:family="paragraph">
      <style:paragraph-properties fo:margin-left="0.7395in">
        <style:tab-stops/>
      </style:paragraph-properties>
      <style:text-properties fo:font-size="10pt" style:font-size-asian="10pt" style:font-size-complex="10pt" fo:language="pt" fo:country="BR"/>
    </style:style>
    <style:style style:name="T86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87" style:parent-style-name="Fonteparág.padrão" style:family="text">
      <style:text-properties fo:font-size="10pt" style:font-size-asian="10pt" style:font-size-complex="10pt" fo:language="pt" fo:country="BR"/>
    </style:style>
    <style:style style:name="T88" style:parent-style-name="Fonteparág.padrão" style:family="text">
      <style:text-properties fo:font-size="10pt" style:font-size-asian="10pt" style:font-size-complex="10pt" fo:language="pt" fo:country="BR"/>
    </style:style>
    <style:style style:name="P89" style:parent-style-name="Standard" style:family="paragraph">
      <style:text-properties fo:font-size="10pt" style:font-size-asian="10pt" style:font-size-complex="10pt" fo:language="pt" fo:country="BR"/>
    </style:style>
    <style:style style:name="P90" style:parent-style-name="Standard" style:family="paragraph">
      <style:text-properties fo:font-size="10pt" style:font-size-asian="10pt" style:font-size-complex="10pt" fo:language="pt" fo:country="BR"/>
    </style:style>
    <style:style style:name="P91" style:parent-style-name="Standard" style:family="paragraph">
      <style:text-properties fo:font-size="10pt" style:font-size-asian="10pt" style:font-size-complex="10pt" fo:language="pt" fo:country="BR"/>
    </style:style>
    <style:style style:name="P92" style:parent-style-name="Standard" style:family="paragraph">
      <style:text-properties fo:font-size="10pt" style:font-size-asian="10pt" style:font-size-complex="10pt" fo:language="pt" fo:country="BR"/>
    </style:style>
    <style:style style:name="P93" style:parent-style-name="Standard" style:family="paragraph">
      <style:text-properties fo:font-size="10pt" style:font-size-asian="10pt" style:font-size-complex="10pt" fo:language="pt" fo:country="BR"/>
    </style:style>
    <style:style style:name="T94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95" style:parent-style-name="Fonteparág.padrão" style:family="text">
      <style:text-properties fo:font-size="10pt" style:font-size-asian="10pt" style:font-size-complex="10pt" fo:language="pt" fo:country="BR"/>
    </style:style>
    <style:style style:name="T96" style:parent-style-name="Fonteparág.padrão" style:family="text">
      <style:text-properties style:font-name-asian="Tahoma" style:font-name-complex="Tahoma" fo:font-size="10pt" style:font-size-asian="10pt" style:font-size-complex="10pt" fo:language="pt" fo:country="BR"/>
    </style:style>
    <style:style style:name="T97" style:parent-style-name="Fonteparág.padrão" style:family="text">
      <style:text-properties style:font-name-asian="Tahoma" style:font-name-complex="Tahoma" fo:font-size="10pt" style:font-size-asian="10pt" style:font-size-complex="10pt" fo:language="pt" fo:country="BR"/>
    </style:style>
    <style:style style:name="P98" style:parent-style-name="Standard" style:family="paragraph">
      <style:text-properties style:font-name-asian="Tahoma" style:font-name-complex="Tahoma" fo:font-size="10pt" style:font-size-asian="10pt" style:font-size-complex="10pt" fo:language="pt" fo:country="BR"/>
    </style:style>
    <style:style style:name="P99" style:parent-style-name="Standard" style:family="paragraph">
      <style:text-properties style:font-name-asian="Tahoma" style:font-name-complex="Tahoma" fo:font-size="10pt" style:font-size-asian="10pt" style:font-size-complex="10pt" fo:language="pt" fo:country="BR"/>
    </style:style>
    <style:style style:name="P100" style:parent-style-name="Standard" style:family="paragraph">
      <style:text-properties style:font-name-asian="Tahoma" style:font-name-complex="Tahoma" fo:font-size="10pt" style:font-size-asian="10pt" style:font-size-complex="10pt" fo:language="pt" fo:country="BR"/>
    </style:style>
    <style:style style:name="P101" style:parent-style-name="Standard" style:family="paragraph">
      <style:text-properties style:font-name-asian="Tahoma" style:font-name-complex="Tahoma" fo:font-size="10pt" style:font-size-asian="10pt" style:font-size-complex="10pt" fo:language="pt" fo:country="BR"/>
    </style:style>
    <style:style style:name="P102" style:parent-style-name="Standard" style:family="paragraph">
      <style:text-properties style:font-name-asian="Tahoma" style:font-name-complex="Tahoma" fo:font-size="10pt" style:font-size-asian="10pt" style:font-size-complex="10pt" fo:language="pt" fo:country="BR"/>
    </style:style>
    <style:style style:name="P103" style:parent-style-name="Standard" style:family="paragraph">
      <style:text-properties fo:font-size="10pt" style:font-size-asian="10pt" style:font-size-complex="10pt" fo:language="pt" fo:country="BR"/>
    </style:style>
    <style:style style:name="P104" style:parent-style-name="Standard" style:family="paragraph">
      <style:text-properties fo:font-size="10pt" style:font-size-asian="10pt" style:font-size-complex="10pt" fo:language="pt" fo:country="BR"/>
    </style:style>
    <style:style style:name="P105" style:parent-style-name="Standard" style:family="paragraph">
      <style:text-properties fo:font-size="10pt" style:font-size-asian="10pt" style:font-size-complex="10pt" fo:language="pt" fo:country="BR"/>
    </style:style>
    <style:style style:name="P106" style:parent-style-name="Standard" style:family="paragraph">
      <style:text-properties fo:font-size="10pt" style:font-size-asian="10pt" style:font-size-complex="10pt" fo:language="pt" fo:country="BR"/>
    </style:style>
    <style:style style:name="P107" style:parent-style-name="Standard" style:family="paragraph">
      <style:text-properties fo:font-size="10pt" style:font-size-asian="10pt" style:font-size-complex="10pt" fo:language="pt" fo:country="BR"/>
    </style:style>
    <style:style style:name="P108" style:parent-style-name="Standard" style:family="paragraph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P109" style:parent-style-name="Standard" style:family="paragraph">
      <style:paragraph-properties fo:margin-left="0.5069in">
        <style:tab-stops/>
      </style:paragraph-properties>
      <style:text-properties fo:font-size="10pt" style:font-size-asian="10pt" style:font-size-complex="10pt" fo:language="pt" fo:country="BR"/>
    </style:style>
    <style:style style:name="P110" style:parent-style-name="Standard" style:family="paragraph">
      <style:paragraph-properties fo:margin-left="0.5069in">
        <style:tab-stops/>
      </style:paragraph-properties>
      <style:text-properties fo:font-size="10pt" style:font-size-asian="10pt" style:font-size-complex="10pt" fo:language="pt" fo:country="BR"/>
    </style:style>
    <style:style style:name="P111" style:parent-style-name="Standard" style:family="paragraph">
      <style:paragraph-properties fo:margin-left="0.5069in">
        <style:tab-stops/>
      </style:paragraph-properties>
      <style:text-properties fo:font-size="10pt" style:font-size-asian="10pt" style:font-size-complex="10pt" fo:language="pt" fo:country="BR"/>
    </style:style>
    <style:style style:name="P112" style:parent-style-name="Standard" style:family="paragraph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113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114" style:parent-style-name="Fonteparág.padrão" style:family="text">
      <style:text-properties fo:font-size="10pt" style:font-size-asian="10pt" style:font-size-complex="10pt" fo:language="pt" fo:country="BR"/>
    </style:style>
    <style:style style:name="P115" style:parent-style-name="Standard" style:family="paragraph">
      <style:text-properties fo:font-size="10pt" style:font-size-asian="10pt" style:font-size-complex="10pt" fo:language="pt" fo:country="BR"/>
    </style:style>
    <style:style style:name="P116" style:parent-style-name="Standard" style:family="paragraph">
      <style:paragraph-properties fo:margin-left="0.5069in">
        <style:tab-stops/>
      </style:paragraph-properties>
      <style:text-properties fo:font-size="10pt" style:font-size-asian="10pt" style:font-size-complex="10pt" fo:language="pt" fo:country="BR"/>
    </style:style>
    <style:style style:name="P117" style:parent-style-name="Standard" style:family="paragraph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118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119" style:parent-style-name="Fonteparág.padrão" style:family="text">
      <style:text-properties fo:font-size="10pt" style:font-size-asian="10pt" style:font-size-complex="10pt" fo:language="pt" fo:country="BR"/>
    </style:style>
    <style:style style:name="T120" style:parent-style-name="Fonteparág.padrão" style:family="text">
      <style:text-properties fo:font-size="10pt" style:font-size-asian="10pt" style:font-size-complex="10pt" fo:language="pt" fo:country="BR"/>
    </style:style>
    <style:style style:name="P121" style:parent-style-name="Standard" style:family="paragraph">
      <style:text-properties fo:font-size="10pt" style:font-size-asian="10pt" style:font-size-complex="10pt" fo:language="pt" fo:country="BR"/>
    </style:style>
    <style:style style:name="P122" style:parent-style-name="Standard" style:family="paragraph">
      <style:paragraph-properties fo:margin-left="0.5069in">
        <style:tab-stops/>
      </style:paragraph-properties>
      <style:text-properties fo:font-size="10pt" style:font-size-asian="10pt" style:font-size-complex="10pt" fo:language="pt" fo:country="BR"/>
    </style:style>
    <style:style style:name="P123" style:parent-style-name="Standard" style:list-style-name="LFO21" style:family="paragraph">
      <style:paragraph-properties fo:widows="0" fo:orphans="0" style:text-autospace="none" style:vertical-align="auto"/>
      <style:text-properties fo:font-size="10pt" style:font-size-asian="10pt" style:font-size-complex="10pt" fo:language="pt" fo:country="BR"/>
    </style:style>
    <style:style style:name="P124" style:parent-style-name="Standard" style:list-style-name="LFO21" style:family="paragraph">
      <style:paragraph-properties fo:widows="0" fo:orphans="0" style:text-autospace="none" style:vertical-align="auto"/>
      <style:text-properties fo:font-size="10pt" style:font-size-asian="10pt" style:font-size-complex="10pt" fo:language="pt" fo:country="BR"/>
    </style:style>
    <style:style style:name="P125" style:parent-style-name="Standard" style:list-style-name="LFO21" style:family="paragraph">
      <style:paragraph-properties fo:widows="0" fo:orphans="0" style:text-autospace="none" style:vertical-align="auto"/>
      <style:text-properties fo:font-size="10pt" style:font-size-asian="10pt" style:font-size-complex="10pt" fo:language="pt" fo:country="BR"/>
    </style:style>
    <style:style style:name="P126" style:parent-style-name="Standard" style:list-style-name="LFO21" style:family="paragraph">
      <style:paragraph-properties fo:widows="0" fo:orphans="0" style:text-autospace="none" style:vertical-align="auto"/>
      <style:text-properties fo:font-size="10pt" style:font-size-asian="10pt" style:font-size-complex="10pt" fo:language="pt" fo:country="BR"/>
    </style:style>
    <style:style style:name="P127" style:parent-style-name="Standard" style:list-style-name="LFO21" style:family="paragraph">
      <style:paragraph-properties fo:widows="0" fo:orphans="0" style:text-autospace="none" style:vertical-align="auto"/>
      <style:text-properties fo:font-size="10pt" style:font-size-asian="10pt" style:font-size-complex="10pt" fo:language="pt" fo:country="BR"/>
    </style:style>
    <style:style style:name="P128" style:parent-style-name="Standard" style:list-style-name="LFO21" style:family="paragraph">
      <style:paragraph-properties fo:widows="0" fo:orphans="0" style:text-autospace="none" style:vertical-align="auto"/>
      <style:text-properties fo:font-size="10pt" style:font-size-asian="10pt" style:font-size-complex="10pt" fo:language="pt" fo:country="BR"/>
    </style:style>
    <style:style style:name="P129" style:parent-style-name="Standard" style:list-style-name="LFO21" style:family="paragraph">
      <style:paragraph-properties fo:widows="0" fo:orphans="0" style:text-autospace="none" style:vertical-align="auto"/>
      <style:text-properties fo:font-size="10pt" style:font-size-asian="10pt" style:font-size-complex="10pt" fo:language="pt" fo:country="BR"/>
    </style:style>
    <style:style style:name="P130" style:parent-style-name="Standard" style:list-style-name="LFO21" style:family="paragraph">
      <style:paragraph-properties fo:widows="0" fo:orphans="0" style:text-autospace="none" style:vertical-align="auto"/>
      <style:text-properties fo:font-size="10pt" style:font-size-asian="10pt" style:font-size-complex="10pt" fo:language="pt" fo:country="BR"/>
    </style:style>
    <style:style style:name="P131" style:parent-style-name="Título2" style:list-style-name="WW_OutlineListStyle_7" style:family="paragraph">
      <style:text-properties fo:language="pt" fo:country="BR"/>
    </style:style>
    <style:style style:name="P13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3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3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3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3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3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3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3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0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0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0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0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0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0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0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0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0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0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1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1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12" style:parent-style-name="Standard" style:family="paragraph">
      <style:paragraph-properties fo:text-align="justify"/>
    </style:style>
    <style:style style:name="T513" style:parent-style-name="Fonteparág.padrão" style:family="text">
      <style:text-properties style:font-name-asian="Tahoma" style:font-name-complex="Tahoma" fo:font-size="10pt" style:font-size-asian="10pt" style:font-size-complex="10pt" fo:language="pt" fo:country="BR"/>
    </style:style>
  </office:automatic-styles>
  <office:body>
    <office:text text:use-soft-page-breaks="true">
      <text:p text:style-name="P1"><text:span text:style-name="T34">Memória Virtual</text:span></text:p>
      <text:p text:style-name="P35"/>
      <text:h text:style-name="Título1" text:outline-level="1">1. Breve Descrição</text:h>
      <text:p text:style-name="P36">Este caso de uso permite que um novo bem patrimonial seja cadastrado no sistema. Bens catalogados devem ser registrados no banco de dados do sistema<text:s/>e à eles <text:s/>associados os usuários que fizeram a catalogação. Também é possível associar o bem catalogado com outro já existente na base de dados.</text:p>
      <text:h text:style-name="Título1" text:outline-level="1">2. Breve Descrição dos Atores</text:h>
      <text:h text:style-name="P37" text:outline-level="2">Catalogador – Cadastra, Edita e Exclui Bens Patrimoniais do Sistema</text:h>
      <text:h text:style-name="Título1" text:outline-level="1">3. Pré-condições</text:h>
      <text:p text:style-name="P38">O usuário estar logado no sistema</text:p>
      <text:h text:style-name="Título1" text:outline-level="1">4. Fluxo Básico de eventos</text:h>
      <text:list text:style-name="LFO17">
        <text:list-item text:start-value="1">
          <text:p text:style-name="P39">O caso de uso começa quando o catalogador seleciona a opção “Cadastrar Bem Patrimonial” e o sistema exibe uma tela com os seguintes campos <text:s/>e opções:</text:p>
        </text:list-item>
      </text:list>
      <text:p text:style-name="P40">- Instituição (Campo Obrigatório). Este<text:s/>campo deve conter uma lista com as Instituições as quais este catalogador pertence, e, se este pertencer apenas a uma Institução, este campo deve aparecer já preenchido e não editável, visto que é um campo obrigatório.</text:p>
      <text:p text:style-name="P41">- Informações Gerais do Bem Patrimonial</text:p>
      <text:p text:style-name="P42">- Autoria</text:p>
      <text:p text:style-name="Textbody"><text:span text:style-name="T43">- Produção</text:span></text:p>
      <text:p text:style-name="P44">- Descrição</text:p>
      <text:p text:style-name="Textbody"><text:span text:style-name="T45">- Diagnóstico e Intervenção</text:span></text:p>
      <text:p text:style-name="Textbody"><text:span text:style-name="T46">-</text:span><text:span text:style-name="T47"><text:s/>Condições de disponibilidade, uso e proteção</text:span></text:p>
      <text:p text:style-name="P48">- Histórico da Procedência</text:p>
      <text:p text:style-name="P49">- Assunto e Descritores</text:p>
      <text:p text:style-name="P50">- Fonte de Informação</text:p>
      <text:p text:style-name="P51">- Responsável pela Pesquisa</text:p>
      <text:p text:style-name="P52">- Relacionar com Bem Patrimonial existente –<text:s/>só deve ser permitido relacionar um bem patrimonial com um outro bem da mesma Instituição e este bem não pode estar com o status congelado.</text:p>
      <text:p text:style-name="P53">- campo “Revisado?” do tipo “checkbox”. Esse campo deve ser marcado caso o bem patrimoninal esteja revisado e disponível para visualização e só deve aparecer para níveis de acesso de revisor ou acima.</text:p>
      <text:p text:style-name="P54">- campo “Auto Save” do tipo “checkbox”. Esse campo deve ser marcado pelo próprio usuário caso ele queira que as informações digitadas seja salva automaticamente a cada 10<text:s/>segundos.</text:p>
      <text:p text:style-name="P55"/>
      <text:soft-page-break/>
      <text:p text:style-name="Textbody"><text:span text:style-name="T56">Estes Campos – exceto o “Instituição”, que é uma lista – devem ser implementados de forma que o usuário possa escolher quais informações deseja cadastrar. Ao selecionar um campo, o sistema deve mostrar todos os campos editáveis relacionados. Po</text:span><text:span text:style-name="T57">de ser que haja um menu secundário dentro de um campo, devendo funcionar da mesma forma. A descrição dos Campos acima, juntamente com seu conteúdo estão listadas na<text:s/></text:span><text:span text:style-name="T58">Seção I</text:span><text:span text:style-name="T59"><text:s/>deste documento.</text:span></text:p>
      <text:p text:style-name="P60">-A opção de relacionar este Bem Patrimonial com outros, <text:s/>no caso<text:s/>em que ela é selecionada é tratada no Fluxo Alternativo 4</text:p>
      <text:p text:style-name="P61">- e os botões “Salvar” e “Cancelar”</text:p>
      <text:list text:style-name="LFO17" text:continue-numbering="true">
        <text:list-item>
          <text:p text:style-name="P62">Após preencher todos os dados desejados, o usuário confirma a operação, selecionando a opção “Salvar”.</text:p>
        </text:list-item>
        <text:list-item>
          <text:p text:style-name="P63">O sistema Salva o registro e exibe mensagem “Bem Patrimonial cadastrado com sucesso”</text:p>
        </text:list-item>
        <text:list-item>
          <text:p text:style-name="P64"><text:span text:style-name="T65">O Sistema exibirá a tela para o usuário preencher ou não o item de<text:s/></text:span><text:span text:style-name="T66">Audiovisual</text:span></text:p>
        </text:list-item>
        <text:list-item>
          <text:p text:style-name="P67">O usuário seleciona a opção “Salvar”</text:p>
        </text:list-item>
        <text:list-item>
          <text:p text:style-name="P68">O caso de uso termina.</text:p>
        </text:list-item>
      </text:list>
      <text:h text:style-name="Título1" text:outline-level="1">5. Fluxos Alternativos</text:h>
      <text:h text:style-name="Título2" text:outline-level="2">Fluxo Alternativo 1</text:h>
      <text:p text:style-name="Standard"><text:span text:style-name="T69"><text:tab/></text:span><text:span text:style-name="T70">Se no<text:s/></text:span><text:span text:style-name="T71">Fluxo Básico</text:span><text:span text:style-name="T72"><text:s/>a qualquer momento o usuário</text:span><text:span text:style-name="T73"><text:s/>selecionar a opção “Cancelar”</text:span></text:p>
      <text:p text:style-name="Standard"><text:span text:style-name="T74">O sistema retorna à página inicial e o caso de uso termina.</text:span></text:p>
      <text:p text:style-name="P75"/>
      <text:h text:style-name="Título2" text:outline-level="2">Fluxo Alternativo 2</text:h>
      <text:p text:style-name="Standard"><text:span text:style-name="T76"><text:tab/></text:span><text:span text:style-name="T77">Se no passo 2 do Fluxo Básico o catalogador clica em "Salvar” sem ter preenchido ou selecionado todos os campos obrigatórios, então:</text:span></text:p>
      <text:p text:style-name="P78"><text:span text:style-name="T79"><text:s/></text:span><text:span text:style-name="T80">1.<text:s/></text:span><text:span text:style-name="T81"><text:tab/><text:s/>O si</text:span><text:span text:style-name="T82">stema exibe a mensagem:</text:span></text:p>
      <text:p text:style-name="P83">a. “O campo &lt;nome do campo&gt; não foi preenchido”;</text:p>
      <text:list text:style-name="LFO19">
        <text:list-item text:start-value="2">
          <text:p text:style-name="P84">O caso de uso retorna ao passo 1 do fluxo básico.</text:p>
        </text:list-item>
      </text:list>
      <text:p text:style-name="P85"/>
      <text:h text:style-name="Título2" text:outline-level="2">Fluxo Alternativo 3</text:h>
      <text:p text:style-name="Standard"><text:span text:style-name="T86"><text:tab/></text:span><text:span text:style-name="T87">Se no passo 2 do Fluxo Básico o catalogador clicar em “Salvar” tendo inserido um número de registro já<text:s/></text:span><text:span text:style-name="T88">existente para aquela instituição, então:</text:span></text:p>
      <text:p text:style-name="P89"><text:tab/>1. O sistema exibe mensagem:</text:p>
      <text:p text:style-name="P90"><text:tab/><text:tab/>a. “Número de Registro já Cadastrado”</text:p>
      <text:p text:style-name="P91"/>
      <text:p text:style-name="P92"><text:tab/>2. O caso de uso retorna ao passo 1 do fluxo básico.</text:p>
      <text:p text:style-name="P93"/>
      <text:h text:style-name="Título2" text:outline-level="2">Fluxo Alternativo 4</text:h>
      <text:p text:style-name="Standard"><text:span text:style-name="T94"><text:tab/></text:span><text:span text:style-name="T95">Caso o usuário selecione “<text:s/></text:span><text:span text:style-name="T96">Relacionar com Bem Patrimonial<text:s/></text:span><text:span text:style-name="T97">existente” o sistema deve exibir:</text:span></text:p>
      <text:p text:style-name="P98"><text:tab/><text:tab/>- campo título principal: <text:s/>Campo em ordem alfabética, auto-completável, com a lista de possíveis sugestões para o título principal que está sendo inserido.</text:p>
      <text:p text:style-name="P99"><text:tab/><text:tab/>- opção para relacionar o Bem Patrimonial com outros Bens: Esta opção pode ser selecionada quantas vezes for necessária, e, a cada vez, adicionando um novo campo título.</text:p>
      <text:p text:style-name="P100"><text:tab/><text:tab/>-o bem deve estar na mesma instituição e a relação deve aparecer em ambos os bens.</text:p>
      <text:p text:style-name="P101"><text:tab/><text:tab/>-opção “Salvar” para salvar a alteração.</text:p>
      <text:p text:style-name="P102"/>
      <text:h text:style-name="Título2" text:outline-level="2">Fluxo Alternativo 5</text:h>
      <text:p text:style-name="P103">Se no passo 2 do Fluxo Básico o catalogador inseriu mais de um título para o bem patrimonial e clicar em “Salvar” e algum dos títulos inseridos seja igual a outro já inserido para o mesmo bem patrimonial , então:</text:p>
      <text:p text:style-name="P104">1. O sistema exibe mensagem:</text:p>
      <text:soft-page-break/>
      <text:p text:style-name="P105"><text:tab/><text:tab/>a. “Não são permitidos títulos repetidos”</text:p>
      <text:p text:style-name="P106">2. O caso de uso retorna ao passo 1 do fluxo básico.</text:p>
      <text:p text:style-name="P107"/>
      <text:p text:style-name="P108">Fluxo Alternativo 6</text:p>
      <text:p text:style-name="P109">Se no passo 1 do Fluxo Básico, o usuário possuir nível de catalogador ou inferior, e a Instituição necessite de Revisão:</text:p>
      <text:p text:style-name="P110"><text:tab/>1. O campo “Revisado” deve aparecer desabilitado para marcação e com a última marcação feita pelo revisor.</text:p>
      <text:p text:style-name="P111"/>
      <text:p text:style-name="P112">Fluxo<text:s/>Alternativo 7</text:p>
      <text:p text:style-name="Standard"><text:span text:style-name="T113"><text:tab/></text:span><text:span text:style-name="T114">Se no passo 1 do Fluxo Básico, a Instituição não precise de Revisão:</text:span></text:p>
      <text:p text:style-name="P115"><text:tab/><text:tab/>1. O campo “Revisado” deve aparecer desabilitado para marcação e checado como revisado.</text:p>
      <text:p text:style-name="P116"/>
      <text:p text:style-name="P117">Fluxo Alternativo 8</text:p>
      <text:p text:style-name="Standard"><text:span text:style-name="T118"><text:tab/></text:span><text:span text:style-name="T119">Se no passo 5 do Fluxo Básico, a Usuário clicar em “Cancelar</text:span><text:span text:style-name="T120">”:</text:span></text:p>
      <text:p text:style-name="P121"><text:tab/><text:tab/>1. É cancelado apenas o Audiovisual incluído naquele momento, o Bem Patrimonial deverá continuar salvo no Sistema.</text:p>
      <text:p text:style-name="P122"/>
      <text:h text:style-name="Título1" text:outline-level="1">6. Pós-condições</text:h>
      <text:list text:style-name="LFO21" text:continue-numbering="true">
        <text:list-item>
          <text:list>
            <text:list-item>
              <text:p text:style-name="P123">Fluxo Básico: Um novo bem patrimonial está cadastrado no banco de dados do sistema.</text:p>
            </text:list-item>
            <text:list-item>
              <text:p text:style-name="P124">Fluxo Alternativo 1: Não há mudanças no banco de dados do sistema.</text:p>
            </text:list-item>
            <text:list-item>
              <text:p text:style-name="P125">Fluxo Alternativo 2: O cadastro do bem patrimonial está pendente.</text:p>
            </text:list-item>
            <text:list-item>
              <text:p text:style-name="P126">Fluxo Alternativo 3: Não há mudanças no banco de dados do sistema.</text:p>
            </text:list-item>
            <text:list-item>
              <text:p text:style-name="P127">Fluxo Alternativo 4: Um novo bem patrimonial está cadastrado no banco de dados do sistema.</text:p>
            </text:list-item>
            <text:list-item>
              <text:p text:style-name="P128">Fluxo Alternativo 5: O cadastro do bem patrimonial está pendente.</text:p>
            </text:list-item>
            <text:list-item>
              <text:p text:style-name="P129">Fluxo Alternativo 6: Não há mudanças no banco de dados do sistema.</text:p>
            </text:list-item>
            <text:list-item>
              <text:p text:style-name="P130">Fluxo Alternativo 7: Não há mudanças no banco de dados do sistema.</text:p>
            </text:list-item>
          </text:list>
        </text:list-item>
      </text:list>
      <text:h text:style-name="P131" text:outline-level="2"/>
      <text:h text:style-name="Título1" text:outline-level="1">7. Seção I</text:h>
      <text:p text:style-name="P132">Esta seção contém atributos componentes do<text:s/>Padrão de Descrição da Informação referente à estrutura da base de dados do Sistema Memória Virtual.</text:p>
      <text:p text:style-name="P133"/>
      <text:p text:style-name="P134">1. Informações Gerais do Bem Patrimonial</text:p>
      <text:p text:style-name="P135"/>
      <text:p text:style-name="P136">1.1<text:tab/>Disponibilização para acesso externo</text:p>
      <text:p text:style-name="P137"><text:tab/><text:tab/>Tipo checkbox – Sim – Não</text:p>
      <text:p text:style-name="P138"/>
      <text:p text:style-name="P139">1.2<text:tab/>Natureza do Bem Patrimonial</text:p>
      <text:p text:style-name="P140">Tipo<text:s/>checkbox – Imaterial – Material</text:p>
      <text:p text:style-name="P141"/>
      <text:p text:style-name="P142"><text:tab/><text:tab/>1.2.1 Natureza do Bem Imaterial</text:p>
      <text:p text:style-name="P143"/>
      <text:p text:style-name="P144"><text:tab/><text:tab/><text:s/>Celebrações, Práticas Sociais, Rituais e Atos Festivos</text:p>
      <text:p text:style-name="P145"><text:tab/><text:tab/>Conhecimentos e Práticas Relacionados ao Trabalho e à Natureza</text:p>
      <text:p text:style-name="P146"><text:tab/><text:tab/><text:s/>Técnicas Artesanais Tradicionais</text:p>
      <text:p text:style-name="P147"><text:tab/><text:tab/><text:s/>Tradições e Expressões orais</text:p>
      <text:p text:style-name="P148"><text:tab/></text:p>
      <text:p text:style-name="P149"><text:tab/>1.2.2 Natureza do Bem Material</text:p>
      <text:p text:style-name="P150"/>
      <text:p text:style-name="P151"><text:tab/>Arqueologico</text:p>
      <text:soft-page-break/>
      <text:p text:style-name="P152"><text:tab/>Arquivístico</text:p>
      <text:p text:style-name="P153"><text:tab/>Audiovisual</text:p>
      <text:p text:style-name="P154"><text:tab/>Bibliográfico</text:p>
      <text:p text:style-name="P155"><text:tab/>Edificado</text:p>
      <text:p text:style-name="P156"><text:tab/>Móvel E Integrado</text:p>
      <text:p text:style-name="P157"><text:tab/>Paisagístico</text:p>
      <text:p text:style-name="P158"/>
      <text:p text:style-name="P159">1.3<text:tab/>Tipo do Bem Patrimonial</text:p>
      <text:p text:style-name="P160">Constituído por lista em ordem alfabética, com as opções listadas na Natureza do Bem Patrimonial.</text:p>
      <text:p text:style-name="P161"/>
      <text:p text:style-name="P162">1.4<text:tab/>Número de Registro</text:p>
      <text:p text:style-name="P163">O usuário entra com um número de registro para o Bem Patrimonial. O sistema deve verificar se esse número é único dentro da Instituição. Esse campo deve aceitar uma combinação de letras e números.</text:p>
      <text:p text:style-name="P164"/>
      <text:p text:style-name="P165">1.5<text:tab/>Título</text:p>
      <text:p text:style-name="P166">- Campo Editável para o título (A lista de títulos deve possuir, obrigatoriamente, ao menos um título principal)</text:p>
      <text:p text:style-name="P167">- Campo Título Principal (tipo texto)</text:p>
      <text:p text:style-name="P168">- Campo Títulos Adicionais:</text:p>
      <text:p text:style-name="P169">Opção para adicionar novo título:</text:p>
      <text:p text:style-name="P170"><text:tab/>Ao selecionar essa opção, o sistema deve repetir os<text:s/>mesmos campos ,<text:s/><text:tab/>para que seja cadastrado um novo título, pois pode ser mais de um.</text:p>
      <text:p text:style-name="P171"><text:tab/></text:p>
      <text:p text:style-name="P172">Lista - <text:s/>Tipo do título, <text:s/>em ordem alfabética <text:s/>com as seguintes opções:</text:p>
      <text:p text:style-name="P173">Principal</text:p>
      <text:p text:style-name="P174"><text:tab/><text:tab/><text:tab/>Equivalente</text:p>
      <text:p text:style-name="P175"><text:tab/><text:tab/><text:tab/>Atribuído</text:p>
      <text:p text:style-name="P176"><text:tab/><text:tab/><text:tab/>Sub-titulo</text:p>
      <text:p text:style-name="P177"><text:tab/><text:tab/><text:tab/>Titulo anterior</text:p>
      <text:p text:style-name="P178"><text:tab/><text:tab/><text:tab/>Titulo posterior</text:p>
      <text:p text:style-name="P179"><text:tab/><text:tab/><text:tab/>Titulo do suplemento</text:p>
      <text:p text:style-name="P180"><text:tab/><text:tab/><text:tab/>Titulo correlato</text:p>
      <text:p text:style-name="P181"/>
      <text:p text:style-name="P182">Campo Nome do Título (tipo texto, adicionado se a opção de adicionar novo título for selecionada)</text:p>
      <text:p text:style-name="P183"/>
      <text:p text:style-name="P184"><text:tab/><text:tab/></text:p>
      <text:p text:style-name="P185"><text:tab/>-Opção “Complemento”: Campo Editável do tipo CLOB;</text:p>
      <text:p text:style-name="P186"/>
      <text:p text:style-name="P187">1.6<text:tab/>Coleção, Fundo, Conjunto, Família/Espécie</text:p>
      <text:p text:style-name="P188">-Campo para o<text:s/>nome da coleção à que pertence o item, conforme organização da instituição.</text:p>
      <text:p text:style-name="P189"/>
      <text:p text:style-name="P190">1.7<text:tab/>Localização Física Específica</text:p>
      <text:p text:style-name="P191">-Campo Editável para localização física do bem patrimonial no acervo</text:p>
      <text:p text:style-name="P192"/>
      <text:p text:style-name="P193">1.8 <text:s/>Coordenadas Geográficas</text:p>
      <text:p text:style-name="P194">-Latitude</text:p>
      <text:p text:style-name="P195">No Formato XXº XX' XX”</text:p>
      <text:p text:style-name="P196">-Longitude</text:p>
      <text:p text:style-name="P197">No Formato XXº XX' XX”</text:p>
      <text:p text:style-name="P198"/>
      <text:p text:style-name="P199">2. Autoria</text:p>
      <text:p text:style-name="P200"/>
      <text:soft-page-break/>
      <text:p text:style-name="P201"><text:tab/>Campo em ordem alfabética, auto-completável, com a lista de autores já cadastrados conforme caso de uso de Cadastro de Autoria e opção para cadastrar novo autor. Ao selecionar cadastrar novo autor, o usuário deve ser levado para o cadastro de autoria, porém, sem perder o cadastro do bem patrimonial.</text:p>
      <text:p text:style-name="P202"/>
      <text:p text:style-name="P203">-Tipo de Autoria</text:p>
      <text:p text:style-name="P204">Campo em ordem alfabética, com a lista a seguir:</text:p>
      <text:p text:style-name="P205"><text:tab/><text:tab/>(pode-se escolher uma ou mais opções)</text:p>
      <text:p text:style-name="P206"><text:tab/><text:tab/>Agência</text:p>
      <text:p text:style-name="P207"><text:tab/><text:tab/>Autor</text:p>
      <text:p text:style-name="P208"><text:tab/><text:tab/>Autor Institucional</text:p>
      <text:p text:style-name="P209"><text:tab/><text:tab/>Co-autor</text:p>
      <text:p text:style-name="P210"><text:tab/><text:tab/>Compilador</text:p>
      <text:p text:style-name="P211"><text:tab/><text:tab/>Coordenador</text:p>
      <text:p text:style-name="P212"><text:tab/><text:tab/>Diretor</text:p>
      <text:p text:style-name="P213"><text:tab/><text:tab/>Editor</text:p>
      <text:p text:style-name="P214"><text:tab/><text:tab/>Entidade produtora</text:p>
      <text:p text:style-name="P215"><text:tab/><text:tab/>Entrevistador</text:p>
      <text:p text:style-name="P216"><text:tab/><text:tab/>Estudio</text:p>
      <text:p text:style-name="P217"><text:tab/><text:tab/>Fabricante</text:p>
      <text:p text:style-name="P218"><text:tab/><text:tab/>Figurinista</text:p>
      <text:p text:style-name="P219"><text:tab/><text:tab/>Fotografo</text:p>
      <text:p text:style-name="P220"><text:tab/><text:tab/>Ilustrador</text:p>
      <text:p text:style-name="P221"><text:tab/><text:tab/>Palestrante</text:p>
      <text:p text:style-name="P222"><text:tab/><text:tab/>Prefaciador</text:p>
      <text:p text:style-name="P223"><text:tab/><text:tab/>Organizador</text:p>
      <text:p text:style-name="P224"><text:tab/><text:tab/>Tradutor</text:p>
      <text:p text:style-name="P225"/>
      <text:p text:style-name="P226"/>
      <text:p text:style-name="P227">4. Produção</text:p>
      <text:p text:style-name="P228"/>
      <text:p text:style-name="P229"><text:tab/>Os itens abaixo devem ser do tipo campo editável, abrindo<text:s/>opção para escrita somente se selecionado.</text:p>
      <text:p text:style-name="P230"/>
      <text:p text:style-name="P231">Local<text:s/><text:tab/></text:p>
      <text:p text:style-name="P232">Ano</text:p>
      <text:p text:style-name="P233">Edição e/ou Reimpressão</text:p>
      <text:p text:style-name="P234">Outras Responsabilidades Campo do tipo CLOB</text:p>
      <text:p text:style-name="P235"/>
      <text:p text:style-name="P236">Descrição</text:p>
      <text:p text:style-name="P237"/>
      <text:p text:style-name="P238"><text:tab/>4.1<text:tab/>Características Físicas e Técnicas Executivas- Campo Editável do tipo CLOB</text:p>
      <text:p text:style-name="P239"><text:tab/><text:tab/>Dimensões e quantificações - Campo<text:s/>Editável do tipo CLOB</text:p>
      <text:p text:style-name="P240"/>
      <text:p text:style-name="P241"><text:tab/><text:tab/></text:p>
      <text:p text:style-name="P242"><text:tab/><text:tab/>4.1.1 Bens Arquitetonicos</text:p>
      <text:p text:style-name="P243"><text:tab/><text:tab/></text:p>
      <text:p text:style-name="P244"><text:tab/><text:tab/>Condição Topográfica</text:p>
      <text:p text:style-name="P245"><text:tab/><text:tab/><text:tab/>Lista em ordem alfabética com as opções abaixo</text:p>
      <text:p text:style-name="P246"><text:tab/><text:tab/><text:tab/>Acidentada Suave</text:p>
      <text:p text:style-name="P247"><text:tab/><text:tab/><text:tab/>Acidentada Médio</text:p>
      <text:p text:style-name="P248"><text:tab/><text:tab/><text:tab/>Acidentada Abrubta</text:p>
      <text:p text:style-name="P249"><text:tab/><text:tab/><text:tab/>Plano</text:p>
      <text:p text:style-name="P250"><text:tab/><text:tab/></text:p>
      <text:soft-page-break/>
      <text:p text:style-name="P251"><text:tab/><text:tab/>Uso</text:p>
      <text:p text:style-name="P252"><text:tab/><text:tab/><text:tab/>Lista em ordem alfabética com as opções abaixo, e com campo editável para especificar, caso a opção seja ''Outras''.</text:p>
      <text:p text:style-name="P253"><text:tab/><text:tab/><text:tab/>Ferroviário</text:p>
      <text:p text:style-name="P254"><text:tab/><text:tab/><text:tab/>Habitacional</text:p>
      <text:p text:style-name="P255"><text:tab/><text:tab/><text:tab/>Produção</text:p>
      <text:p text:style-name="P256"><text:tab/><text:tab/><text:tab/>Religiosa</text:p>
      <text:p text:style-name="P257"><text:tab/><text:tab/><text:tab/>Outras</text:p>
      <text:p text:style-name="P258"/>
      <text:p text:style-name="P259"><text:tab/><text:tab/>Pavimentos</text:p>
      <text:p text:style-name="P260"><text:tab/><text:tab/><text:tab/>Nº de ambientes</text:p>
      <text:p text:style-name="P261"><text:tab/><text:tab/><text:tab/><text:tab/>Campo editável (O sistema deve aceitar apenas números)</text:p>
      <text:p text:style-name="P262"/>
      <text:p text:style-name="P263"><text:tab/><text:tab/><text:tab/>Nº de pavimentos</text:p>
      <text:p text:style-name="P264"><text:tab/><text:tab/><text:tab/><text:tab/>Campo editável (O sistema deve aceitar apenas números)</text:p>
      <text:p text:style-name="P265"/>
      <text:p text:style-name="P266"><text:tab/><text:tab/><text:tab/>Alcova</text:p>
      <text:p text:style-name="P267"><text:tab/><text:tab/><text:tab/><text:tab/>Tipo Checkbox<text:tab/>Sim - <text:s/>Não</text:p>
      <text:p text:style-name="P268"/>
      <text:p text:style-name="P269"><text:tab/><text:tab/><text:tab/>Porão</text:p>
      <text:p text:style-name="P270"><text:tab/><text:tab/><text:tab/><text:tab/>Tipo Checkbox<text:tab/>Sim - <text:s/>Não</text:p>
      <text:p text:style-name="P271"/>
      <text:p text:style-name="P272"><text:tab/><text:tab/><text:tab/>Sótão</text:p>
      <text:p text:style-name="P273"><text:tab/><text:tab/><text:tab/><text:tab/>Tipo Checkbox<text:tab/>Sim - <text:s/>Não</text:p>
      <text:p text:style-name="P274"/>
      <text:p text:style-name="P275"><text:tab/><text:tab/><text:tab/>Outros</text:p>
      <text:p text:style-name="P276"><text:tab/><text:tab/><text:tab/><text:tab/>Campo editável</text:p>
      <text:p text:style-name="P277"><text:tab/><text:tab/><text:tab/></text:p>
      <text:p text:style-name="P278"><text:tab/>4.1.2<text:s/><text:tab/>Bens Naturais</text:p>
      <text:p text:style-name="P279"/>
      <text:p text:style-name="P280"><text:tab/><text:tab/>Relevo</text:p>
      <text:p text:style-name="P281"><text:tab/><text:tab/>Lista em ordem<text:s/>alfabética com as opções abaixo</text:p>
      <text:p text:style-name="P282"><text:tab/><text:tab/><text:tab/>Acidentada Suave</text:p>
      <text:p text:style-name="P283"><text:tab/><text:tab/><text:tab/>Acidentada Médio</text:p>
      <text:p text:style-name="P284"><text:tab/><text:tab/><text:tab/>Acidentada Abrubta</text:p>
      <text:p text:style-name="P285"><text:tab/><text:tab/><text:tab/>Plano</text:p>
      <text:p text:style-name="P286"/>
      <text:p text:style-name="P287"><text:tab/><text:tab/>Características do Meio Antrópico</text:p>
      <text:p text:style-name="P288"><text:tab/><text:tab/><text:tab/><text:s/>Campo Editável do tipo CLOB</text:p>
      <text:p text:style-name="P289"><text:tab/><text:tab/>Características Ambientais</text:p>
      <text:p text:style-name="P290"><text:tab/><text:tab/><text:tab/>Campo Editável do tipo CLOB</text:p>
      <text:p text:style-name="P291"/>
      <text:p text:style-name="P292"><text:tab/>4.1.3<text:tab/>Bens<text:s/>Arqueológicos</text:p>
      <text:p text:style-name="P293"/>
      <text:p text:style-name="P294"><text:tab/><text:tab/>Condição Topográfica</text:p>
      <text:p text:style-name="P295"><text:tab/><text:tab/>Lista em ordem alfabética com as opções abaixo</text:p>
      <text:p text:style-name="P296"><text:tab/><text:tab/><text:tab/>Acidentada Suave</text:p>
      <text:p text:style-name="P297"><text:tab/><text:tab/><text:tab/>Acidentada Médio</text:p>
      <text:p text:style-name="P298"><text:tab/><text:tab/><text:tab/>Acidentada Abrubta</text:p>
      <text:p text:style-name="P299"><text:tab/><text:tab/><text:tab/>Plano</text:p>
      <text:p text:style-name="P300"/>
      <text:p text:style-name="P301"><text:tab/><text:tab/>Sítio da Paisagem</text:p>
      <text:p text:style-name="P302"><text:tab/><text:tab/><text:tab/>Campo editável</text:p>
      <text:p text:style-name="P303"/>
      <text:p text:style-name="P304"><text:tab/><text:tab/>Água Próxima</text:p>
      <text:p text:style-name="P305"><text:tab/><text:tab/><text:tab/>Campo editável</text:p>
      <text:p text:style-name="P306"/>
      <text:p text:style-name="P307"><text:tab/><text:tab/>Possui Vegetaçao</text:p>
      <text:p text:style-name="P308"><text:tab/><text:tab/><text:tab/>Campo editável</text:p>
      <text:p text:style-name="P309"/>
      <text:p text:style-name="P310"><text:tab/><text:tab/>Exposição</text:p>
      <text:p text:style-name="P311"><text:tab/><text:tab/>Lista em ordem alfabética com as opções abaixo</text:p>
      <text:p text:style-name="P312"><text:tab/><text:tab/><text:tab/>Céu Aberto</text:p>
      <text:p text:style-name="P313"><text:tab/><text:tab/><text:tab/>Abrigada</text:p>
      <text:p text:style-name="P314"><text:tab/><text:tab/><text:tab/>Submersa</text:p>
      <text:p text:style-name="P315"><text:tab/><text:tab/><text:tab/>Soterrada</text:p>
      <text:p text:style-name="P316"/>
      <text:p text:style-name="P317"><text:tab/><text:tab/>Uso Atual</text:p>
      <text:p text:style-name="P318"><text:tab/><text:tab/><text:tab/>Campo editável</text:p>
      <text:p text:style-name="P319"/>
      <text:p text:style-name="P320"><text:tab/><text:tab/>Outros</text:p>
      <text:p text:style-name="P321"><text:tab/><text:tab/><text:tab/>Campo Editável do tipo CLOB</text:p>
      <text:p text:style-name="P322"/>
      <text:p text:style-name="P323"/>
      <text:p text:style-name="P324"><text:tab/><text:tab/>Notas</text:p>
      <text:p text:style-name="P325"><text:tab/><text:tab/><text:tab/>Campo editável</text:p>
      <text:p text:style-name="P326"/>
      <text:p text:style-name="P327"><text:s text:c="4"/></text:p>
      <text:p text:style-name="P328"><text:s text:c="5"/>4.2 <text:s text:c="2"/>Dimensões e<text:s/>Quantificações</text:p>
      <text:p text:style-name="P329"><text:tab/>Campo editável</text:p>
      <text:p text:style-name="P330"/>
      <text:p text:style-name="P331"><text:s/>4.2.1 Medidas Gerais do Bem Arquitetônico</text:p>
      <text:p text:style-name="P332"><text:s/><text:tab/>Tipo campo editável, abrindo opção para escrita somente se selecionado.</text:p>
      <text:p text:style-name="P333"><text:tab/><text:tab/></text:p>
      <text:p text:style-name="P334"><text:tab/><text:tab/>Área Total</text:p>
      <text:p text:style-name="P335"><text:tab/><text:tab/>Altura fachada frontal</text:p>
      <text:p text:style-name="P336"><text:tab/><text:tab/>Altura fachada posterior</text:p>
      <text:p text:style-name="P337"><text:tab/><text:tab/>Largura</text:p>
      <text:p text:style-name="P338"><text:tab/><text:tab/>Profundidade</text:p>
      <text:p text:style-name="P339"><text:tab/><text:tab/>Altura da Cumeeira</text:p>
      <text:p text:style-name="P340"><text:tab/><text:tab/>Altura Total</text:p>
      <text:p text:style-name="P341"><text:tab/><text:tab/>Pé direito térreo</text:p>
      <text:p text:style-name="P342"><text:tab/><text:tab/>Pé direito tipo</text:p>
      <text:p text:style-name="P343"/>
      <text:p text:style-name="P344"><text:tab/><text:s/>4.2.2 Medidas Gerais do Bem Arqueológico</text:p>
      <text:p text:style-name="P345"><text:tab/><text:tab/>Tipo campo editável, abrindo opção para escrita somente se selecionado.</text:p>
      <text:p text:style-name="P346"><text:tab/><text:tab/></text:p>
      <text:p text:style-name="P347"><text:tab/><text:tab/>Área Total</text:p>
      <text:p text:style-name="P348"><text:tab/><text:tab/>Comprimento</text:p>
      <text:p text:style-name="P349"><text:tab/><text:tab/>Altura</text:p>
      <text:p text:style-name="P350"><text:tab/><text:tab/>Largura</text:p>
      <text:p text:style-name="P351"><text:tab/><text:tab/>Profundidade</text:p>
      <text:p text:style-name="P352"/>
      <text:p text:style-name="P353"><text:s text:c="4"/><text:tab/><text:s text:c="2"/>4.3 <text:s/>Conteúdo</text:p>
      <text:p text:style-name="P354"><text:tab/><text:tab/>Campo Editável do tipo CLOB</text:p>
      <text:p text:style-name="P355"/>
      <text:p text:style-name="P356"/>
      <text:p text:style-name="P357"><text:s text:c="6"/><text:tab/><text:s text:c="2"/>4.4 Meio de Acesso</text:p>
      <text:p text:style-name="P358"><text:tab/><text:tab/>Campo Editável do tipo CLOB</text:p>
      <text:p text:style-name="P359"><text:tab/>4.6 Notas</text:p>
      <text:p text:style-name="P360">Campo Editável do tipo CLOB</text:p>
      <text:p text:style-name="P361"/>
      <text:p text:style-name="P362"/>
      <text:p text:style-name="P363"><text:s/><text:tab/>5. AudioVisual</text:p>
      <text:p text:style-name="P364"/>
      <text:p text:style-name="P365"><text:tab/>Campo para buscar uma imagem ou um vídeo para fazer upload</text:p>
      <text:p text:style-name="P366"><text:tab/>Deve ter opção ''Adicionar nova imagem/vídeo'', no caso em que se queira adicionar mais de uma<text:s/><text:tab/>imagem.</text:p>
      <text:p text:style-name="P367"/>
      <text:p text:style-name="P368"/>
      <text:p text:style-name="P369">Título</text:p>
      <text:p text:style-name="P370"><text:tab/><text:tab/>Campo editável</text:p>
      <text:p text:style-name="P371"/>
      <text:p text:style-name="P372"/>
      <text:p text:style-name="P373">Descrição</text:p>
      <text:p text:style-name="P374"><text:tab/><text:tab/>Campo editável <text:s text:c="2"/></text:p>
      <text:p text:style-name="P375"/>
      <text:p text:style-name="P376"/>
      <text:p text:style-name="P377">6. Diagnóstico e Intervenção</text:p>
      <text:p text:style-name="P378"/>
      <text:p text:style-name="P379"><text:tab/><text:tab/>6.1 Estado de Conservação e Preservação</text:p>
      <text:p text:style-name="P380"><text:tab/><text:tab/><text:tab/><text:tab/>Campo Editável</text:p>
      <text:p text:style-name="P381"><text:tab/><text:tab/></text:p>
      <text:p text:style-name="P382"><text:tab/><text:tab/><text:tab/>Estado de Preservação</text:p>
      <text:p text:style-name="P383"><text:tab/><text:tab/><text:tab/><text:tab/>Lista<text:s/>em ordem alfabética com as opções abaixo</text:p>
      <text:p text:style-name="P384"><text:tab/><text:tab/><text:tab/><text:tab/>íntegro</text:p>
      <text:p text:style-name="P385"><text:tab/><text:tab/><text:tab/><text:tab/>pouco alterado</text:p>
      <text:p text:style-name="P386"><text:tab/><text:tab/><text:tab/><text:tab/>muito alterado</text:p>
      <text:p text:style-name="P387"><text:tab/><text:tab/><text:tab/><text:tab/>descaracterizado</text:p>
      <text:p text:style-name="P388"/>
      <text:p text:style-name="P389"><text:tab/><text:tab/><text:tab/>Estado de Conservação</text:p>
      <text:p text:style-name="P390"><text:tab/><text:tab/><text:tab/><text:tab/>Lista em ordem alfabética com as opções abaixo</text:p>
      <text:p text:style-name="P391"><text:tab/><text:tab/><text:tab/><text:tab/>bom</text:p>
      <text:p text:style-name="P392"><text:tab/><text:tab/><text:tab/><text:tab/>precário</text:p>
      <text:p text:style-name="P393"><text:tab/><text:tab/><text:tab/><text:tab/>em arruinamento</text:p>
      <text:p text:style-name="P394"><text:tab/><text:tab/><text:tab/><text:tab/>arruinado</text:p>
      <text:p text:style-name="P395"/>
      <text:p text:style-name="P396"><text:tab/><text:tab/>6.2 Notas<text:s/>Estado de Conservação</text:p>
      <text:p text:style-name="P397"><text:tab/><text:tab/><text:tab/><text:tab/>Campo Editável do tipo CLOB</text:p>
      <text:p text:style-name="P398"/>
      <text:p text:style-name="P399"/>
      <text:p text:style-name="P400"><text:tab/><text:tab/>6.3 Intervenção no bem</text:p>
      <text:p text:style-name="P401"><text:tab/><text:tab/><text:tab/>Tipo checkbox<text:tab/>Sim – Não</text:p>
      <text:p text:style-name="P402"><text:tab/><text:tab/><text:tab/>Somente se o usuário escolher sim, os campos abaixo devem ser liberados para edição</text:p>
      <text:p text:style-name="P403"/>
      <text:p text:style-name="P404"><text:tab/><text:tab/><text:tab/><text:tab/></text:p>
      <text:p text:style-name="P405"><text:s text:c="5"/><text:tab/>Data da intervenção</text:p>
      <text:p text:style-name="P406"><text:s/><text:tab/><text:tab/>Campo editável</text:p>
      <text:soft-page-break/>
      <text:p text:style-name="P407"><text:s/><text:tab/></text:p>
      <text:p text:style-name="P408"><text:s/><text:tab/>Responsável pela Intervenção</text:p>
      <text:p text:style-name="P409"><text:s/><text:tab/><text:tab/>Campo editável</text:p>
      <text:p text:style-name="P410"/>
      <text:p text:style-name="P411"><text:tab/>Descrição</text:p>
      <text:p text:style-name="P412"><text:tab/><text:tab/>Campo editável</text:p>
      <text:p text:style-name="P413"><text:tab/></text:p>
      <text:p text:style-name="P414"><text:tab/>Opção para adicionar outra intervenção, caso haja mais de uma.</text:p>
      <text:p text:style-name="P415"/>
      <text:p text:style-name="P416">7. Condições de disponibilidade, uso e proteção</text:p>
      <text:p text:style-name="P417"/>
      <text:p text:style-name="P418">Disponibilidade:</text:p>
      <text:p text:style-name="P419">Lista em ordem alfabética com as opções abaixo</text:p>
      <text:p text:style-name="P420"><text:tab/><text:tab/>Acervo (Estante, Reserva Técnica, etc);</text:p>
      <text:p text:style-name="P421"><text:tab/><text:tab/>Evento (Exposição, Feira, etc);</text:p>
      <text:p text:style-name="P422"><text:tab/><text:tab/>Exposição Permanente</text:p>
      <text:p text:style-name="P423"><text:tab/><text:tab/>Empréstimo</text:p>
      <text:p text:style-name="P424"><text:tab/><text:tab/>Restauro (Encadernação, Pequenos Consertos, etc).</text:p>
      <text:p text:style-name="P425"><text:tab/><text:tab/>Baixa do Patrimônio</text:p>
      <text:p text:style-name="P426"><text:tab/></text:p>
      <text:p text:style-name="P427"><text:tab/><text:s/>Se opção no campo Disponibilidade for ''Acervo'', liberar essa opção para preenchimento</text:p>
      <text:p text:style-name="P428"><text:tab/>Condições de Acesso:</text:p>
      <text:p text:style-name="P429"><text:tab/>Tipo Checkbox<text:tab/></text:p>
      <text:p text:style-name="P430"><text:tab/><text:tab/>Livre</text:p>
      <text:p text:style-name="P431"><text:tab/><text:s text:c="2"/><text:tab/>Sob Consulta</text:p>
      <text:p text:style-name="P432"/>
      <text:p text:style-name="P433">Se opção no campo Disponibilidade for diferente de “Acervo” e “Baixa do Patrimônio”, liberar essa opção para preenchimento</text:p>
      <text:p text:style-name="P434">Data de Retorno:</text:p>
      <text:p text:style-name="P435"><text:tab/>Campo editável</text:p>
      <text:p text:style-name="P436"><text:tab/></text:p>
      <text:p text:style-name="P437"><text:tab/>Condições<text:s/>de Reprodução:</text:p>
      <text:p text:style-name="P438"><text:tab/>Tipo Checkbox<text:tab/></text:p>
      <text:p text:style-name="P439"><text:tab/><text:tab/>Não</text:p>
      <text:p text:style-name="P440"><text:tab/><text:s text:c="2"/><text:tab/>Sob Consulta</text:p>
      <text:p text:style-name="P441"><text:tab/></text:p>
      <text:p text:style-name="P442"><text:tab/>Notas sobre Uso e Aproveitamento</text:p>
      <text:p text:style-name="P443"><text:tab/><text:tab/>Campo Editável do tipo CLOB</text:p>
      <text:p text:style-name="P444"/>
      <text:p text:style-name="P445"/>
      <text:p text:style-name="P446"><text:tab/>Proteção:</text:p>
      <text:p text:style-name="P447"><text:tab/>Tipo Checkbox<text:tab/></text:p>
      <text:p text:style-name="P448"><text:tab/><text:tab/>Sim</text:p>
      <text:p text:style-name="P449"><text:tab/><text:tab/>Não</text:p>
      <text:p text:style-name="P450"><text:tab/><text:s text:c="2"/><text:tab/>Em Processo</text:p>
      <text:p text:style-name="P451"/>
      <text:p text:style-name="P452"><text:tab/><text:tab/>Caso a opção seja ''Não'', não mostrar os campos abaixo</text:p>
      <text:p text:style-name="P453"><text:tab/><text:tab/>Instituição:</text:p>
      <text:p text:style-name="P454"><text:tab/><text:tab/><text:tab/>Campo Editável</text:p>
      <text:p text:style-name="P455"><text:tab/></text:p>
      <text:p text:style-name="P456"><text:tab/><text:tab/>Legislação/Número do Processo:</text:p>
      <text:p text:style-name="P457"><text:tab/><text:tab/><text:tab/>Campo Editável</text:p>
      <text:p text:style-name="P458"/>
      <text:p text:style-name="P459"/>
      <text:p text:style-name="P460">8. Histórico e Procedência</text:p>
      <text:p text:style-name="P461"/>
      <text:p text:style-name="P462">Tipo de Aquisição:</text:p>
      <text:p text:style-name="P463">Lista em ordem alfabética com as opções abaixo</text:p>
      <text:p text:style-name="P464">Compra</text:p>
      <text:p text:style-name="P465"><text:tab/><text:tab/>Permuta</text:p>
      <text:p text:style-name="P466"><text:tab/><text:tab/>Doação Institucional</text:p>
      <text:p text:style-name="P467"><text:tab/><text:tab/>Doação Pessoal</text:p>
      <text:p text:style-name="P468"><text:tab/><text:tab/>Comodato</text:p>
      <text:p text:style-name="P469"/>
      <text:p text:style-name="P470"/>
      <text:p text:style-name="P471">Valor Venal da Época da<text:s/>Transação:</text:p>
      <text:p text:style-name="P472"><text:s/><text:tab/>Campo editável</text:p>
      <text:p text:style-name="P473"/>
      <text:p text:style-name="P474">Dados do Documento de Aquisição:</text:p>
      <text:p text:style-name="P475"><text:tab/>Campo Editável do tipo CLOB</text:p>
      <text:p text:style-name="P476"/>
      <text:p text:style-name="P477">Primeiro Proprietário</text:p>
      <text:p text:style-name="P478"><text:tab/>Campo editável</text:p>
      <text:p text:style-name="P479"/>
      <text:p text:style-name="P480">Histórico</text:p>
      <text:p text:style-name="P481"><text:tab/><text:s/>Campo Editável do tipo CLOB</text:p>
      <text:p text:style-name="P482"/>
      <text:p text:style-name="P483">Instrimentos de Pesquisa</text:p>
      <text:p text:style-name="P484"><text:tab/>Campo Editável do tipo CLOB</text:p>
      <text:p text:style-name="P485"/>
      <text:p text:style-name="P486"/>
      <text:p text:style-name="P487"/>
      <text:p text:style-name="P488">9. Assuntos e Descritores</text:p>
      <text:p text:style-name="P489"/>
      <text:p text:style-name="P490">9.1<text:tab/>Descritor</text:p>
      <text:p text:style-name="P491">Campo editável com a seguinte Descrição antes de ser preenchido</text:p>
      <text:p text:style-name="P492"><text:s/>Descrição: '' Termos controlados, retirados de um vocabulário pré-definido, que traduzem o conteúdo temático do bem patrimonial. Limite de 5 palavras chave''</text:p>
      <text:p text:style-name="P493"/>
      <text:p text:style-name="P494">Limitar até cinco<text:s/>palavra chave para cada bem patrimonial.</text:p>
      <text:p text:style-name="P495"/>
      <text:p text:style-name="P496">9.2<text:tab/>Assunto</text:p>
      <text:p text:style-name="P497">Campo editável com a seguinte Descrição antes de ser preenchido</text:p>
      <text:p text:style-name="P498">Descrição: palavras-chave que traduzem o conteúdo temático do bem patrimonial</text:p>
      <text:p text:style-name="P499"/>
      <text:p text:style-name="P500"/>
      <text:p text:style-name="P501">10. Fonte de Informação</text:p>
      <text:p text:style-name="P502"/>
      <text:p text:style-name="P503"><text:tab/><text:tab/>Campo Editável do tipo CLOB e com opção de abrir novos campos para mais de uma fonte.</text:p>
      <text:p text:style-name="P504"/>
      <text:p text:style-name="P505">11. Responsável pela Pesquisa</text:p>
      <text:p text:style-name="P506"/>
      <text:p text:style-name="P507"><text:tab/>Campo Editável do tipo CLOB, com opção de adiconar mais de um responsável pela pesquisa</text:p>
      <text:p text:style-name="P508"/>
      <text:p text:style-name="P509">12.1<text:tab/>Nome</text:p>
      <text:p text:style-name="P510">12.2<text:tab/>Data</text:p>
      <text:soft-page-break/>
      <text:p text:style-name="P511">12.3<text:tab/>Notas do Pesquisador</text:p>
      <text:p text:style-name="P512"><text:span text:style-name="T513"><text:tab/>Campo Editável do tipo CLOB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7" style:display-name="WW_OutlineListStyle_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fo:font-size="10pt" style:font-size-asian="10pt" style:font-size-complex="10pt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list-style style:name="WW_OutlineListStyle_6" style:display-name="WW_OutlineListStyle_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8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7LVL1" style:family="text">
      <style:text-properties style:font-name="Times New Roman"/>
    </style:style>
    <style:style style:name="WW_CharLFO19LVL1" style:family="text">
      <style:text-properties fo:font-size="10pt" style:font-size-asian="10pt" style:font-size-complex="10pt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7">
      <text:list-level-style-number text:level="1" text:style-name="WW_CharLFO17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9">
      <text:list-level-style-number text:level="1" text:style-name="WW_CharLFO19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bullet text:level="1" text:style-name="WW_CharLFO2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  <style:text-properties fo:font-size="10pt" style:font-size-asian="10pt" fo:language="pt" fo:country="BR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size="10pt" style:font-size-asian="10pt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2.1958in" style:use-optimal-column-width="false"/>
    </style:style>
    <style:style style:name="TableColumn22" style:family="table-column">
      <style:table-column-properties style:column-width="1.6833in" style:use-optimal-column-width="false"/>
    </style:style>
    <style:style style:name="Table19" style:family="table">
      <style:table-properties style:width="6.075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Fonteparág.padrão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/>
    </style:style>
    <style:style style:name="T33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Documento de Especificação de Casos de Uso – CDU 020</text:p>
            </table:table-cell>
            <table:table-cell table:style-name="TableCell14">
              <text:p text:style-name="P15">Versão do documento: 2.0</text:p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<text:s text:c="2"/>Data: <text:s/>&lt;02/05/2012&gt;</text:p>
            </table:table-cell>
          </table:table-row>
        </table:table>
        <text:p text:style-name="Cabeçalho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Confidencial</text:p>
            </table:table-cell>
            <table:table-cell table:style-name="TableCell26">
              <text:p text:style-name="P27">ICMC – USP, 2012</text:p>
            </table:table-cell>
            <table:table-cell table:style-name="TableCell28">
              <text:p text:style-name="P29"><text:span text:style-name="T30">Página<text:s/></text:span><text:span text:style-name="T31"><text:page-number text:fixed="false">3</text:page-number></text:span><text:span text:style-name="T32"><text:s/>de<text:s/></text:span><text:span text:style-name="T33"><text:page-count style:num-format="1">11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Diego Meyer</dc:creator>
    <meta:creation-date>2010-06-10T16:16:00Z</meta:creation-date>
    <dc:date>2015-09-22T00:56:00Z</dc:date>
    <meta:template xlink:href="Normal" xlink:type="simple"/>
    <meta:editing-cycles>64</meta:editing-cycles>
    <meta:editing-duration>PT40620S</meta:editing-duration>
    <meta:document-statistic meta:page-count="11" meta:paragraph-count="28" meta:word-count="2193" meta:character-count="14008" meta:row-count="98" meta:non-whitespace-character-count="11843"/>
  </office:meta>
</office:document-meta>
</file>